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557ae" officeooo:paragraph-rsid="001790e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557ae" officeooo:paragraph-rsid="001790e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57ae" officeooo:paragraph-rsid="001790e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922a5" style:font-size-asian="16pt" style:font-size-complex="16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6pt" fo:font-weight="normal" officeooo:rsid="001922a5" officeooo:paragraph-rsid="001922a5" style:font-size-asian="16pt" style:font-weight-asian="normal" style:font-size-complex="16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1922a5" officeooo:paragraph-rsid="001922a5" style:font-size-asian="16pt" style:font-weight-asian="normal" style:font-size-complex="16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1b0125" officeooo:paragraph-rsid="001b012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1b0125" officeooo:paragraph-rsid="001b0125" style:font-size-asian="16pt" style:font-weight-asian="normal" style:font-size-complex="16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1d587e" officeooo:paragraph-rsid="001d587e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8pt" fo:letter-spacing="normal" fo:font-style="normal" fo:font-weight="bold" officeooo:rsid="001d587e" officeooo:paragraph-rsid="001d587e" style:font-size-asian="18pt" style:font-weight-asian="bold" style:font-size-complex="18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Liberation Serif" fo:font-size="16pt" fo:font-weight="normal" officeooo:rsid="001922a5" officeooo:paragraph-rsid="001922a5" style:font-size-asian="16pt" style:font-weight-asian="normal" style:font-size-complex="16pt" style:font-weight-complex="normal"/>
    </style:style>
    <style:style style:name="T1" style:family="text">
      <style:text-properties officeooo:rsid="001790ed"/>
    </style:style>
    <style:style style:name="T2" style:family="text">
      <style:text-properties fo:font-style="normal" style:text-underline-style="none" fo:font-weight="bold" officeooo:rsid="001922a5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b0125" style:font-style-asian="normal" style:font-style-complex="normal"/>
    </style:style>
    <style:style style:name="T5" style:family="text">
      <style:text-properties style:text-underline-style="none" style:font-style-asian="normal" style:font-style-complex="normal"/>
    </style:style>
    <style:style style:name="T6" style:family="text">
      <style:text-properties style:text-underline-style="none" officeooo:rsid="001b0125" style:font-style-asian="normal" style:font-style-complex="normal"/>
    </style:style>
    <style:style style:name="T7" style:family="text">
      <style:text-properties style:text-underline-style="none" officeooo:rsid="001b85c4" style:font-style-asian="normal" style:font-style-complex="normal"/>
    </style:style>
    <style:style style:name="T8" style:family="text">
      <style:text-properties style:use-window-font-color="true" loext:opacity="0%" style:font-name="Liberation Serif"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s – 2: CS3523</text:p>
      <text:p text:style-name="P1">Spring 2023</text:p>
      <text:p text:style-name="P1">Report- Assignment <text:span text:style-name="T1">5</text:span>: <text:span text:style-name="T1">Syscall Implementation</text:span></text:p>
      <text:p text:style-name="P1"/>
      <text:p text:style-name="P2">Name: Ishaan Jain</text:p>
      <text:p text:style-name="P2">Roll Number: CO21BTECH11006</text:p>
      <text:p text:style-name="P3"/>
      <text:p text:style-name="P4"><text:span text:style-name="T2">Syscall:</text:span></text:p>
      <text:list xml:id="list3348440698" text:style-name="L3">
        <text:list-item>
          <text:p text:style-name="P5"><text:span text:style-name="T3">Syscall is type of instruction that allows a user level program to run in kernel mode.</text:span></text:p>
        </text:list-item>
        <text:list-item>
          <text:p text:style-name="P5"><text:span text:style-name="T3">By this assignment, we learnt that there is a set of certain syscalls.</text:span></text:p>
        </text:list-item>
        <text:list-item>
          <text:p text:style-name="P5"><text:span text:style-name="T3">Each syscall has a unique identifier called the syscall number.</text:span></text:p>
        </text:list-item>
        <text:list-item>
          <text:p text:style-name="P11"><text:span text:style-name="T3">The user level program </text:span><text:span text:style-name="T4">specifies the desired syscall by calling the appropriate syscall number.</text:span></text:p>
        </text:list-item>
        <text:list-item>
          <text:p text:style-name="P6"><text:span text:style-name="T6">Once the operating system has performed the requested service, it returns control to the user-level program by transferring execution back to user mode.</text:span></text:p>
        </text:list-item>
        <text:list-item>
          <text:p text:style-name="P7"><text:span text:style-name="T5">The “Makefile” has the list of all the syscalls the kernel can execute.</text:span></text:p>
        </text:list-item>
        <text:list-item>
          <text:p text:style-name="P7"><text:span text:style-name="T5">“syscall.h” is the header file where all the sycall numbers are stored.</text:span></text:p>
        </text:list-item>
        <text:list-item>
          <text:p text:style-name="P7"><text:span text:style-name="T5">“sysproc.c” has all the instructions what a syscall does in form of functions. </text:span></text:p>
        </text:list-item>
        <text:list-item>
          <text:p text:style-name="P7"><text:span text:style-name="T5">“user.h” contains all the declarations of the system calls present.</text:span></text:p>
        </text:list-item>
        <text:list-item>
          <text:p text:style-name="P7"><text:span text:style-name="T5">Overall, the process of making a system call involves a transition from user mode to kernel mode.</text:span></text:p>
        </text:list-item>
        <text:list-item>
          <text:p text:style-name="P7"><text:span text:style-name="T7">T</text:span><text:span text:style-name="T5">he execution of the requested service by the operating system.</text:span></text:p>
        </text:list-item>
        <text:list-item>
          <text:p text:style-name="P7"><text:span text:style-name="T7">A</text:span><text:span text:style-name="T5"> return </text:span><text:span text:style-name="T7">value is returned</text:span><text:span text:style-name="T5"> to user mode with the result of the system call.</text:span></text:p>
        </text:list-item>
      </text:list>
      <text:p text:style-name="P8"><text:span text:style-name="T5"/></text:p>
      <text:p text:style-name="P10"><text:span text:style-name="T5">Observations for part 3:</text:span></text:p>
      <text:list xml:id="list814855187" text:style-name="L4">
        <text:list-item>
          <text:p text:style-name="P9"><text:span text:style-name="T5">For the global array, the virtual address was the same throughout even after multiple excutions.</text:span></text:p>
        </text:list-item>
        <text:list-item>
          <text:p text:style-name="P9"><text:span text:style-name="T5">Also, the physical address kept on changing with the executions.</text:span></text:p>
        </text:list-item>
        <text:list-item>
          <text:p text:style-name="P9"><text:span text:style-name="T5">For the local array, the virtual address was the same throughout even after multiple excutions.</text:span></text:p>
        </text:list-item>
        <text:list-item>
          <text:p text:style-name="P9"><text:span text:style-name="T5">Also, the physical address kept on changing with the execu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9:51:21.574085096</meta:creation-date>
    <meta:generator>LibreOffice/7.3.7.2$Linux_X86_64 LibreOffice_project/30$Build-2</meta:generator>
    <dc:date>2023-04-07T20:28:13.680171417</dc:date>
    <meta:editing-duration>PT15M1S</meta:editing-duration>
    <meta:editing-cycles>3</meta:editing-cycles>
    <meta:document-statistic meta:table-count="0" meta:image-count="0" meta:object-count="0" meta:page-count="1" meta:paragraph-count="23" meta:word-count="254" meta:character-count="1484" meta:non-whitespace-character-count="1267"/>
  </office:meta>
</office:document-meta>
</file>